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3.432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7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</office:automatic-styles>
  <office:body>
    <office:spreadsheet>
      <table:table table:name="Grouped Tasks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7">27/11/2006</text:date>, <text:time>13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11-15T10:32:55</meta:creation-date>
    <dc:creator>Marc</dc:creator>
    <dc:date>2006-11-27T13:17:58</dc:date>
    <meta:printed-by>Marc</meta:printed-by>
    <meta:print-date>2006-11-15T11:30:00</meta:print-date>
    <dc:language>en-AU</dc:language>
    <meta:editing-cycles>10</meta:editing-cycles>
    <meta:editing-duration>PT1H47M24S</meta:editing-duration>
    <meta:user-defined meta:name="Info 1"/>
    <meta:user-defined meta:name="Info 2"/>
    <meta:user-defined meta:name="Info 3"/>
    <meta:user-defined meta:name="Info 4"/>
    <meta:document-statistic meta:table-count="3" meta:cell-count="190"/>
  </office:meta>
</office:document-meta>
</file>